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size="12pt" style:font-size-asian="12pt" style:font-size-complex="12pt"/>
    </style:style>
    <style:style style:name="P2" style:parent-style-name="Normal" style:family="paragraph">
      <style:text-properties fo:font-size="12pt" style:font-size-asian="12pt" style:font-size-complex="12pt"/>
    </style:style>
    <style:style style:name="P3" style:parent-style-name="Normal" style:family="paragraph">
      <style:text-properties fo:font-size="12pt" style:font-size-asian="12pt" style:font-size-complex="12pt"/>
    </style:style>
    <style:style style:name="P4" style:parent-style-name="Normal" style:family="paragraph">
      <style:text-properties fo:font-size="12pt" style:font-size-asian="12pt" style:font-size-complex="12pt"/>
    </style:style>
    <style:style style:name="P5" style:parent-style-name="Normal" style:family="paragraph">
      <style:text-properties fo:font-size="12pt" style:font-size-asian="12pt" style:font-size-complex="12pt"/>
    </style:style>
    <style:style style:name="T6" style:parent-style-name="DefaultParagraphFont" style:family="text">
      <style:text-properties fo:font-size="12pt" style:font-size-asian="12pt" style:font-size-complex="12pt"/>
    </style:style>
    <style:style style:name="T7" style:parent-style-name="DefaultParagraphFont" style:family="text">
      <style:text-properties fo:font-size="12pt" style:font-size-asian="12pt" style:font-size-complex="12pt"/>
    </style:style>
    <style:style style:name="T8" style:parent-style-name="DefaultParagraphFont" style:family="text">
      <style:text-properties fo:font-size="12pt" style:font-size-asian="12pt" style:font-size-complex="12pt"/>
    </style:style>
    <style:style style:name="T9" style:parent-style-name="DefaultParagraphFont" style:family="text">
      <style:text-properties fo:font-size="12pt" style:font-size-asian="12pt" style:font-size-complex="12pt"/>
    </style:style>
    <style:style style:name="T10" style:parent-style-name="DefaultParagraphFont" style:family="text">
      <style:text-properties fo:font-size="12pt" style:font-size-asian="12pt" style:font-size-complex="12pt"/>
    </style:style>
    <style:style style:name="T11" style:parent-style-name="DefaultParagraphFont" style:family="text">
      <style:text-properties fo:font-size="12pt" style:font-size-asian="12pt" style:font-size-complex="12pt"/>
    </style:style>
    <style:style style:name="T12" style:parent-style-name="DefaultParagraphFont" style:family="text">
      <style:text-properties fo:font-size="12pt" style:font-size-asian="12pt" style:font-size-complex="12pt"/>
    </style:style>
    <style:style style:name="T13" style:parent-style-name="DefaultParagraphFont" style:family="text">
      <style:text-properties fo:font-size="12pt" style:font-size-asian="12pt" style:font-size-complex="12pt"/>
    </style:style>
    <style:style style:name="T14" style:parent-style-name="DefaultParagraphFont" style:family="text">
      <style:text-properties fo:font-size="12pt" style:font-size-asian="12pt" style:font-size-complex="12pt"/>
    </style:style>
    <style:style style:name="T15" style:parent-style-name="DefaultParagraphFont" style:family="text">
      <style:text-properties fo:font-size="12pt" style:font-size-asian="12pt" style:font-size-complex="12pt"/>
    </style:style>
    <style:style style:name="T16" style:parent-style-name="DefaultParagraphFont" style:family="text">
      <style:text-properties fo:font-size="12pt" style:font-size-asian="12pt" style:font-size-complex="12pt"/>
    </style:style>
  </office:automatic-styles>
  <office:body>
    <office:text text:use-soft-page-breaks="true">
      <text:p text:style-name="P1">GEC report assessment 2</text:p>
      <text:p text:style-name="P2"/>
      <text:p text:style-name="P3">The game I made was a<text:s/>sort of<text:s/>clone of <text:s/>Mario, there are 2 characters<text:s/>the player can control at the same time<text:s/>,<text:s/>the brothers<text:s/>Mario and Luigi <text:s/>Mario is controlled <text:s/>by the W,A,S,D keys and Luigi is controlled by the arrow keys. There are platforms that can be walked on and you can jump to them using the<text:s/>up-arrow<text:s/>key<text:s/>in Luigi’s <text:s/>case<text:s/><text:s/>or space,<text:s/><text:s/>in Mario’s case.</text:p>
      <text:p text:style-name="P4"/>
      <text:p text:style-name="P5"/>
      <text:p text:style-name="Normal"><text:span text:style-name="T6">During the development of this project many things went wrong, when implementing the sound, the file was downloaded, everything was set up in code to load and play the file (which on its own I had a few hiccups) , the sound didn’t play, turns out when telling the program what file to look in I misspelled it, so it didn’t exist, most of the mistakes I made were small and easy to<text:s/></text:span><text:span text:style-name="T7">avoid</text:span><text:span text:style-name="T8"><text:s/>nothing<text:s/></text:span><text:span text:style-name="T9">went</text:span><text:span text:style-name="T10"><text:s/></text:span><text:span text:style-name="T11">catastrophically</text:span><text:span text:style-name="T12"><text:s/>wrong most of the time things<text:s/></text:span><text:span text:style-name="T13">weren’t</text:span><text:span text:style-name="T14"><text:s/>in the right place or I misspelled something<text:s/></text:span><text:span text:style-name="T15">or I forgot an include at the top</text:span><text:span text:style-name="T16">,<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URST Oliver W</meta:initial-creator>
    <dc:creator>HURST Oliver W</dc:creator>
    <meta:creation-date>2023-05-10T16:36:00Z</meta:creation-date>
    <dc:date>2023-05-10T20:12:00Z</dc:date>
    <meta:template xlink:href="Normal.dotm" xlink:type="simple"/>
    <meta:editing-cycles>1</meta:editing-cycles>
    <meta:editing-duration>PT4260S</meta:editing-duration>
    <meta:document-statistic meta:page-count="1" meta:paragraph-count="1" meta:word-count="138" meta:character-count="924" meta:row-count="6" meta:non-whitespace-character-count="787"/>
  </office:meta>
</office:document-meta>
</file>